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11.686cm"/>
      <style:paragraph-properties style:writing-mode="lr-tb"/>
    </style:style>
    <style:style style:name="gr4" style:family="graphic" style:parent-style-name="objectwithoutfill">
      <style:graphic-properties svg:stroke-width="0.159cm" svg:stroke-color="#c9211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color="#f10d0c" loext:opacity="100%"/>
    </style:style>
    <style:style style:name="P5" style:family="paragraph">
      <loext:graphic-properties draw:fill="none" draw:fill-color="#ffffff"/>
      <style:text-properties fo:color="#069a2e" loext:opacity="100%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10d0c" loext:opacity="100%"/>
    </style:style>
    <style:style style:name="T4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69a2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18cm" svg:y1="18.799cm" svg:x2="2.782cm" svg:y2="7.299cm">
          <text:p/>
        </draw:line>
        <draw:frame draw:style-name="gr2" draw:text-style-name="P2" draw:layer="layout" svg:width="4.406cm" svg:height="1.632cm" draw:transform="rotate (1.5707963267949) translate (0.9cm 14.806cm)">
          <draw:text-box>
            <text:p><text:span text:style-name="T1">Cost</text:span></text:p>
          </draw:text-box>
        </draw:frame>
        <draw:frame draw:style-name="gr3" draw:text-style-name="P3" draw:layer="layout" svg:width="12.186cm" svg:height="1.119cm" svg:x="3.586cm" svg:y="19.2cm">
          <draw:text-box>
            <text:p><text:span text:style-name="T2">Length of Feedback Cycle</text:span></text:p>
          </draw:text-box>
        </draw:frame>
        <draw:path draw:style-name="gr4" draw:text-style-name="P1" draw:layer="layout" svg:width="15.694cm" svg:height="8.504cm" draw:transform="skewX (-0.0748746249105567) rotate (0.119729586686811) translate (1.43351058626977cm 10.2746849810366cm)" svg:viewBox="0 0 15695 8505" svg:d="M0 8462c3350 0 4734 168 6215-161 1481-328 5315-1489 6787-3749 1473-2261 2693-4552 2693-4552">
          <text:p/>
        </draw:path>
        <draw:frame draw:style-name="gr5" draw:text-style-name="P4" draw:layer="layout" svg:width="3.88cm" svg:height="1.673cm" svg:x="13cm" svg:y="6.8cm">
          <draw:text-box>
            <text:p><text:span text:style-name="T3">… </text:span><text:span text:style-name="T4"><text:s/></text:span><text:span text:style-name="T4">after the Rollout</text:span></text:p>
          </draw:text-box>
        </draw:frame>
        <draw:frame draw:style-name="gr6" draw:text-style-name="P4" draw:layer="layout" svg:width="6.391cm" svg:height="1.673cm" svg:x="9.509cm" svg:y="8.927cm">
          <draw:text-box>
            <text:p><text:span text:style-name="T3">… </text:span><text:span text:style-name="T3">«last» Systemtest</text:span></text:p>
          </draw:text-box>
        </draw:frame>
        <draw:frame draw:style-name="gr7" draw:text-style-name="P5" draw:layer="layout" svg:width="7.85cm" svg:height="0.962cm" svg:x="6.65cm" svg:y="13.338cm">
          <draw:text-box>
            <text:p><text:span text:style-name="T5">… </text:span><text:span text:style-name="T5">seer review</text:span></text:p>
          </draw:text-box>
        </draw:frame>
        <draw:frame draw:style-name="gr5" draw:text-style-name="P5" draw:layer="layout" svg:width="6.684cm" svg:height="1.673cm" svg:x="5.416cm" svg:y="14.827cm">
          <draw:text-box>
            <text:p><text:span text:style-name="T5">… </text:span><text:span text:style-name="T5">in CI</text:span></text:p>
          </draw:text-box>
        </draw:frame>
        <draw:frame draw:style-name="gr5" draw:text-style-name="P5" draw:layer="layout" svg:width="6.685cm" svg:height="1.673cm" svg:x="2.913cm" svg:y="16.027cm">
          <draw:text-box>
            <text:p><text:span text:style-name="T5">... when coding</text:span></text:p>
          </draw:text-box>
        </draw:frame>
        <draw:frame draw:style-name="gr8" draw:text-style-name="P4" draw:layer="layout" svg:width="6.526cm" svg:height="1.673cm" svg:x="9.074cm" svg:y="11.3cm">
          <draw:text-box>
            <text:p><text:span text:style-name="T3">… </text:span><text:span text:style-name="T3">stakeholder-</text:span></text:p>
            <text:p><text:span text:style-name="T3">review</text:span></text:p>
          </draw:text-box>
        </draw:frame>
        <draw:line draw:style-name="gr1" draw:text-style-name="P1" draw:layer="layout" svg:x1="2.8cm" svg:y1="18.9cm" svg:x2="17cm" svg:y2="18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27T15:30:45.025128845</meta:creation-date>
    <dc:date>2023-01-30T06:34:59.526333830</dc:date>
    <meta:editing-duration>PT13M25S</meta:editing-duration>
    <meta:editing-cycles>5</meta:editing-cycles>
    <meta:generator>LibreOffice/7.3.7.2$Linux_X86_64 LibreOffice_project/30$Build-2</meta:generator>
    <meta:document-statistic meta:object-count="11"/>
  </office:meta>
</office:document-meta>
</file>